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2" svg:font-family="'Times New Roman'"/>
    <style:font-face style:name="Times New Roman1" svg:font-family="'Times New Roman'" style:font-family-generic="roman"/>
    <style:font-face style:name="FreeSans1" svg:font-family="FreeSans" style:font-family-generic="swiss"/>
    <style:font-face style:name="Calibri" svg:font-family="Calibri" style:font-family-generic="roman" style:font-pitch="variable"/>
    <style:font-face style:name="FreeSerif" svg:font-family="Free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Serif" fo:font-size="12pt" fo:font-weight="normal"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style:font-name="FreeSerif" fo:font-size="12pt" fo:font-weight="normal" style:font-size-asian="12pt" style:font-weight-asian="normal" style:font-size-complex="12pt" style:font-weight-complex="normal"/>
    </style:style>
    <style:style style:name="P3" style:family="paragraph" style:parent-style-name="Standard">
      <style:text-properties style:font-name="FreeSerif" fo:font-size="12pt" fo:font-weight="normal" officeooo:paragraph-rsid="001a9f55" style:font-size-asian="12pt" style:font-weight-asian="normal" style:font-size-complex="12pt" style:font-weight-complex="normal"/>
    </style:style>
    <style:style style:name="P4" style:family="paragraph" style:parent-style-name="Standard">
      <style:text-properties style:font-name="FreeSerif" fo:font-size="12pt" officeooo:rsid="00128e09" officeooo:paragraph-rsid="00278f7d" style:font-size-asian="12pt" style:font-size-complex="12pt"/>
    </style:style>
    <style:style style:name="P5" style:family="paragraph" style:parent-style-name="Standard">
      <style:text-properties style:font-name="FreeSerif" fo:font-size="12pt" officeooo:rsid="001448bd" officeooo:paragraph-rsid="00278f7d" style:font-size-asian="12pt" style:font-size-complex="12pt"/>
    </style:style>
    <style:style style:name="P6" style:family="paragraph" style:parent-style-name="Standard">
      <style:text-properties style:font-name="FreeSerif" fo:font-size="12pt" officeooo:rsid="0017d495" officeooo:paragraph-rsid="00278f7d" style:font-size-asian="12pt" style:font-size-complex="12pt"/>
    </style:style>
    <style:style style:name="P7" style:family="paragraph" style:parent-style-name="Standard">
      <style:text-properties style:font-name="FreeSerif" fo:font-size="12pt" officeooo:rsid="0019399c" officeooo:paragraph-rsid="00278f7d" style:font-size-asian="12pt" style:font-size-complex="12pt"/>
    </style:style>
    <style:style style:name="P8" style:family="paragraph" style:parent-style-name="Standard">
      <style:text-properties style:font-name="FreeSerif" fo:font-size="12pt" officeooo:rsid="001984a1" officeooo:paragraph-rsid="00278f7d" style:font-size-asian="12pt" style:font-size-complex="12pt"/>
    </style:style>
    <style:style style:name="P9" style:family="paragraph" style:parent-style-name="Standard">
      <style:text-properties style:font-name="FreeSerif" fo:font-size="12pt" officeooo:rsid="001a1822" officeooo:paragraph-rsid="00278f7d" style:font-size-asian="12pt" style:font-size-complex="12pt"/>
    </style:style>
    <style:style style:name="P10" style:family="paragraph" style:parent-style-name="Standard">
      <style:text-properties style:font-name="FreeSerif" fo:font-size="12pt" officeooo:rsid="00278f7d" officeooo:paragraph-rsid="00278f7d" style:font-size-asian="12pt" style:font-size-complex="12pt"/>
    </style:style>
    <style:style style:name="P11" style:family="paragraph" style:parent-style-name="Standard">
      <style:text-properties style:font-name="FreeSerif" fo:font-size="12pt" officeooo:paragraph-rsid="00278f7d"/>
    </style:style>
    <style:style style:name="P12" style:family="paragraph" style:parent-style-name="Standard">
      <style:text-properties officeooo:paragraph-rsid="00278f7d"/>
    </style:style>
    <style:style style:name="P13" style:family="paragraph" style:parent-style-name="Standard">
      <style:paragraph-properties fo:margin-left="1.27cm" fo:margin-right="0cm" fo:text-indent="-1.27cm" style:auto-text-indent="false"/>
      <style:text-properties style:font-name="FreeSerif" fo:font-size="12pt" fo:font-weight="normal" style:font-size-asian="12pt" style:font-weight-asian="normal" style:font-size-complex="12pt" style:font-weight-complex="normal"/>
    </style:style>
    <style:style style:name="P14" style:family="paragraph" style:parent-style-name="Standard" style:list-style-name="L5">
      <style:paragraph-properties fo:margin-top="0cm" fo:margin-bottom="0cm" style:contextual-spacing="false" fo:line-height="138%" fo:text-align="justify" style:justify-single-word="false" style:writing-mode="lr-tb"/>
      <style:text-properties style:font-name="FreeSerif" fo:font-size="12pt" fo:font-weight="normal" officeooo:rsid="001a9f55" officeooo:paragraph-rsid="001a9f55" style:font-size-asian="12pt" style:font-weight-asian="normal" style:font-size-complex="12pt" style:font-weight-complex="normal"/>
    </style:style>
    <style:style style:name="P15" style:family="paragraph" style:parent-style-name="Standard" style:list-style-name="L7">
      <style:paragraph-properties fo:margin-top="0cm" fo:margin-bottom="0cm" style:contextual-spacing="false" fo:line-height="120%" fo:text-align="justify" style:justify-single-word="false" style:writing-mode="lr-tb"/>
      <style:text-properties style:font-name="FreeSerif" fo:font-size="12pt" fo:font-weight="normal" officeooo:rsid="0020c4fa" officeooo:paragraph-rsid="0020c4fa" style:font-size-asian="12pt" style:font-weight-asian="normal" style:font-size-complex="12pt" style:font-weight-complex="normal"/>
    </style:style>
    <style:style style:name="P16" style:family="paragraph" style:parent-style-name="Standard" style:list-style-name="L4">
      <style:paragraph-properties fo:margin-top="0cm" fo:margin-bottom="0cm" style:contextual-spacing="false" fo:line-height="138%" fo:text-align="justify" style:justify-single-word="false" fo:break-before="auto" fo:break-after="auto" style:writing-mode="lr-tb"/>
      <style:text-properties style:font-name="FreeSerif" fo:font-size="12pt" fo:font-weight="normal" officeooo:paragraph-rsid="001a9f55" style:font-size-asian="12pt" style:font-weight-asian="normal" style:font-size-complex="12pt" style:font-weight-complex="normal"/>
    </style:style>
    <style:style style:name="P17" style:family="paragraph" style:parent-style-name="Standard" style:list-style-name="L6">
      <style:paragraph-properties fo:margin-top="0cm" fo:margin-bottom="0cm" style:contextual-spacing="false" fo:line-height="120%" fo:break-before="auto" fo:break-after="auto" style:writing-mode="lr-tb"/>
      <style:text-properties style:font-name="FreeSerif" fo:font-size="12pt" fo:font-weight="normal" officeooo:paragraph-rsid="001d9ecc" style:font-size-asian="12pt" style:font-weight-asian="normal" style:font-size-complex="12pt" style:font-weight-complex="normal"/>
    </style:style>
    <style:style style:name="P18" style:family="paragraph" style:parent-style-name="Standard" style:list-style-name="L7">
      <style:paragraph-properties fo:margin-top="0cm" fo:margin-bottom="0cm" style:contextual-spacing="false" fo:line-height="120%" fo:text-align="justify" style:justify-single-word="false" fo:break-before="auto" fo:break-after="auto" style:writing-mode="lr-tb"/>
      <style:text-properties style:font-name="FreeSerif" fo:font-size="12pt" fo:font-weight="normal" officeooo:rsid="001d9ecc" officeooo:paragraph-rsid="001d9ecc" style:font-size-asian="12pt" style:font-weight-asian="normal" style:font-size-complex="12pt" style:font-weight-complex="normal"/>
    </style:style>
    <style:style style:name="P19" style:family="paragraph" style:parent-style-name="Standard">
      <style:paragraph-properties fo:line-height="138%" fo:text-align="justify" style:justify-single-word="false" fo:break-before="auto" fo:break-after="auto" style:writing-mode="lr-tb"/>
      <style:text-properties style:font-name="FreeSerif" fo:font-size="12pt" fo:font-weight="normal" officeooo:paragraph-rsid="001d9ecc" style:font-name-asian="Times New Roman" style:font-size-asian="12pt" style:font-weight-asian="normal" style:font-name-complex="Times New Roman" style:font-size-complex="12pt" style:font-weight-complex="normal"/>
    </style:style>
    <style:style style:name="P20" style:family="paragraph" style:parent-style-name="Standard">
      <style:paragraph-properties fo:line-height="120%" fo:break-before="auto" fo:break-after="auto" style:writing-mode="lr-tb"/>
      <style:text-properties style:font-name="FreeSerif" fo:font-size="12pt" fo:font-weight="normal" officeooo:paragraph-rsid="001d9ecc" style:font-name-asian="Times New Roman" style:font-size-asian="12pt" style:font-weight-asian="normal" style:font-name-complex="Times New Roman" style:font-size-complex="12pt" style:font-weight-complex="normal"/>
    </style:style>
    <style:style style:name="P21" style:family="paragraph" style:parent-style-name="Standard">
      <style:paragraph-properties fo:line-height="120%" fo:break-before="auto" fo:break-after="auto" style:writing-mode="lr-tb"/>
      <style:text-properties style:font-name="FreeSerif" fo:font-size="12pt" fo:font-weight="normal" officeooo:paragraph-rsid="001d9ecc" style:font-size-asian="12pt" style:font-weight-asian="normal" style:font-size-complex="12pt" style:font-weight-complex="normal"/>
    </style:style>
    <style:style style:name="P22" style:family="paragraph" style:parent-style-name="Standard">
      <style:paragraph-properties fo:line-height="115%" fo:break-before="auto" fo:break-after="auto" style:writing-mode="lr-tb"/>
      <style:text-properties style:font-name="FreeSerif" fo:font-size="12pt" fo:font-weight="normal" officeooo:paragraph-rsid="001d9ecc" style:font-size-asian="12pt" style:font-weight-asian="normal" style:font-size-complex="12pt" style:font-weight-complex="normal"/>
    </style:style>
    <style:style style:name="P23" style:family="paragraph" style:parent-style-name="Standard">
      <style:paragraph-properties fo:line-height="120%" fo:text-align="center" style:justify-single-word="false" fo:break-before="auto" fo:break-after="auto" style:writing-mode="lr-tb"/>
      <style:text-properties style:font-name="FreeSerif" fo:font-size="12pt" style:text-underline-style="solid" style:text-underline-width="auto" style:text-underline-color="font-color" fo:font-weight="normal" officeooo:paragraph-rsid="001d9ecc" style:font-name-asian="Times New Roman" style:font-size-asian="12pt" style:font-weight-asian="normal" style:font-name-complex="Times New Roman" style:font-size-complex="12pt" style:font-weight-complex="normal"/>
    </style:style>
    <style:style style:name="P24" style:family="paragraph" style:parent-style-name="Standard">
      <style:paragraph-properties fo:margin-left="1.27cm" fo:margin-right="0cm" fo:line-height="120%" fo:text-indent="0cm" style:auto-text-indent="false" fo:break-before="auto" fo:break-after="auto" style:writing-mode="lr-tb"/>
      <style:text-properties style:font-name="FreeSerif" fo:font-size="12pt" fo:font-weight="normal" officeooo:paragraph-rsid="001d9ecc" style:font-size-asian="12pt" style:font-weight-asian="normal" style:font-size-complex="12pt" style:font-weight-complex="normal"/>
    </style:style>
    <style:style style:name="P25" style:family="paragraph" style:parent-style-name="Standard">
      <style:paragraph-properties fo:margin-left="1.27cm" fo:margin-right="0cm" fo:text-indent="0cm" style:auto-text-indent="false"/>
      <style:text-properties style:font-name="FreeSerif" fo:font-size="12pt" officeooo:rsid="00128e09" officeooo:paragraph-rsid="00278f7d" style:font-size-asian="12pt" style:font-size-complex="12pt"/>
    </style:style>
    <style:style style:name="P26" style:family="paragraph" style:parent-style-name="Standard">
      <style:paragraph-properties fo:margin-left="1.27cm" fo:margin-right="0cm" fo:text-indent="0cm" style:auto-text-indent="false"/>
      <style:text-properties style:font-name="FreeSerif" fo:font-size="12pt" officeooo:rsid="001622b1" officeooo:paragraph-rsid="00278f7d" style:font-size-asian="12pt" style:font-size-complex="12pt"/>
    </style:style>
    <style:style style:name="P27" style:family="paragraph" style:parent-style-name="Standard">
      <style:paragraph-properties fo:margin-left="1.27cm" fo:margin-right="0cm" fo:text-indent="0cm" style:auto-text-indent="false"/>
      <style:text-properties style:font-name="FreeSerif" fo:font-size="12pt" officeooo:rsid="00177a80" officeooo:paragraph-rsid="00278f7d" style:font-size-asian="12pt" style:font-size-complex="12pt"/>
    </style:style>
    <style:style style:name="P28" style:family="paragraph" style:parent-style-name="Standard">
      <style:paragraph-properties fo:margin-left="1.27cm" fo:margin-right="0cm" fo:text-indent="0cm" style:auto-text-indent="false"/>
      <style:text-properties style:font-name="FreeSerif" fo:font-size="12pt" officeooo:rsid="00156b7c" officeooo:paragraph-rsid="00278f7d" style:font-size-asian="12pt" style:font-size-complex="12pt"/>
    </style:style>
    <style:style style:name="P29" style:family="paragraph" style:parent-style-name="Standard">
      <style:paragraph-properties fo:line-height="115%" style:writing-mode="lr-tb"/>
      <style:text-properties style:font-name="FreeSerif" fo:font-size="12pt" fo:font-weight="normal" officeooo:paragraph-rsid="001d9ecc" style:font-size-asian="12pt" style:font-weight-asian="normal" style:font-size-complex="12pt" style:font-weight-complex="normal"/>
    </style:style>
    <style:style style:name="P30" style:family="paragraph" style:parent-style-name="Standard">
      <style:paragraph-properties fo:line-height="115%" style:writing-mode="lr-tb"/>
      <style:text-properties style:font-name="FreeSerif" fo:font-size="12pt" fo:font-weight="normal" officeooo:paragraph-rsid="0028ef70" style:font-size-asian="12pt" style:font-weight-asian="normal" style:font-size-complex="12pt" style:font-weight-complex="normal"/>
    </style:style>
    <style:style style:name="P31" style:family="paragraph" style:parent-style-name="Standard">
      <style:paragraph-properties fo:line-height="120%" fo:text-align="justify" style:justify-single-word="false" style:writing-mode="lr-tb"/>
      <style:text-properties style:font-name="FreeSerif" fo:font-size="12pt" fo:font-weight="normal" officeooo:paragraph-rsid="002241a6" style:font-size-asian="12pt" style:font-weight-asian="normal" style:font-size-complex="12pt" style:font-weight-complex="normal"/>
    </style:style>
    <style:style style:name="P32" style:family="paragraph" style:parent-style-name="Standard">
      <style:paragraph-properties fo:line-height="120%" fo:text-align="justify" style:justify-single-word="false" style:writing-mode="lr-tb"/>
      <style:text-properties style:font-name="FreeSerif" fo:font-size="12pt" fo:font-weight="normal" officeooo:paragraph-rsid="00243264" style:font-size-asian="12pt" style:font-weight-asian="normal" style:font-size-complex="12pt" style:font-weight-complex="normal"/>
    </style:style>
    <style:style style:name="P33" style:family="paragraph" style:parent-style-name="Standard">
      <style:paragraph-properties fo:line-height="120%" fo:text-align="center" style:justify-single-word="false" style:writing-mode="lr-tb"/>
      <style:text-properties style:font-name="FreeSerif" fo:font-size="12pt" fo:font-weight="normal" officeooo:paragraph-rsid="0020c4fa" style:font-size-asian="12pt" style:font-weight-asian="normal" style:font-size-complex="12pt" style:font-weight-complex="normal"/>
    </style:style>
    <style:style style:name="P34" style:family="paragraph" style:parent-style-name="Standard">
      <style:paragraph-properties fo:line-height="120%" fo:text-align="justify" style:justify-single-word="false" style:writing-mode="lr-tb"/>
      <style:text-properties style:font-name="FreeSerif" fo:font-size="12pt" fo:font-weight="normal" officeooo:rsid="002241a6" officeooo:paragraph-rsid="002241a6" style:font-size-asian="12pt" style:font-weight-asian="normal" style:font-size-complex="12pt" style:font-weight-complex="normal"/>
    </style:style>
    <style:style style:name="P35" style:family="paragraph" style:parent-style-name="Standard">
      <style:paragraph-properties fo:line-height="120%" fo:text-align="justify" style:justify-single-word="false" style:writing-mode="lr-tb"/>
      <style:text-properties style:font-name="FreeSerif" fo:font-size="12pt" fo:font-weight="normal" officeooo:rsid="002241a6" officeooo:paragraph-rsid="00243264" style:font-size-asian="12pt" style:font-weight-asian="normal" style:font-size-complex="12pt" style:font-weight-complex="normal"/>
    </style:style>
    <style:style style:name="P36" style:family="paragraph" style:parent-style-name="Standard">
      <style:paragraph-properties fo:line-height="120%" fo:text-align="justify" style:justify-single-word="false" style:writing-mode="lr-tb"/>
      <style:text-properties style:font-name="FreeSerif" fo:font-size="12pt" fo:font-weight="normal" officeooo:rsid="002241a6" officeooo:paragraph-rsid="0025e44a" style:font-size-asian="12pt" style:font-weight-asian="normal" style:font-size-complex="12pt" style:font-weight-complex="normal"/>
    </style:style>
    <style:style style:name="P37" style:family="paragraph" style:parent-style-name="Standard">
      <style:paragraph-properties fo:line-height="120%" fo:text-align="justify" style:justify-single-word="false" style:writing-mode="lr-tb"/>
      <style:text-properties style:font-name="FreeSerif" fo:font-size="12pt" fo:font-weight="normal" officeooo:rsid="00243264" officeooo:paragraph-rsid="00243264" style:font-size-asian="12pt" style:font-weight-asian="normal" style:font-size-complex="12pt" style:font-weight-complex="normal"/>
    </style:style>
    <style:style style:name="P38" style:family="paragraph" style:parent-style-name="Standard">
      <style:paragraph-properties fo:line-height="120%" fo:text-align="justify" style:justify-single-word="false" style:writing-mode="lr-tb"/>
      <style:text-properties style:font-name="FreeSerif" fo:font-size="12pt" fo:font-weight="normal" officeooo:rsid="0019399c" officeooo:paragraph-rsid="00278f7d" style:font-size-asian="12pt" style:font-weight-asian="normal" style:font-size-complex="12pt" style:font-weight-complex="normal"/>
    </style:style>
    <style:style style:name="P39" style:family="paragraph" style:parent-style-name="Standard">
      <style:paragraph-properties fo:line-height="115%" style:writing-mode="lr-tb"/>
      <style:text-properties style:font-name="FreeSerif" fo:font-size="12pt" fo:font-weight="normal" officeooo:rsid="00122e80" officeooo:paragraph-rsid="0028ef70" style:font-size-asian="12pt" style:font-weight-asian="normal" style:font-size-complex="12pt" style:font-weight-complex="normal"/>
    </style:style>
    <style:style style:name="P40" style:family="paragraph" style:parent-style-name="Standard">
      <style:paragraph-properties fo:line-height="120%" fo:text-align="center" style:justify-single-word="false" style:writing-mode="lr-tb"/>
      <style:text-properties style:font-name="FreeSerif" fo:font-size="12pt" fo:font-weight="normal" officeooo:rsid="00278f7d" officeooo:paragraph-rsid="00278f7d" style:font-name-asian="Times New Roman" style:font-size-asian="12pt" style:font-weight-asian="normal" style:font-name-complex="Times New Roman" style:font-size-complex="12pt" style:font-weight-complex="normal"/>
    </style:style>
    <style:style style:name="P41" style:family="paragraph" style:parent-style-name="Standard">
      <style:paragraph-properties fo:margin-left="2.54cm" fo:margin-right="0cm" fo:text-indent="0cm" style:auto-text-indent="false"/>
      <style:text-properties style:font-name="FreeSerif" fo:font-size="12pt" officeooo:rsid="00177a80" officeooo:paragraph-rsid="00278f7d" style:font-size-asian="12pt" style:font-size-complex="12pt"/>
    </style:style>
    <style:style style:name="P42" style:family="paragraph" style:parent-style-name="Text_20_body" style:list-style-name="L12">
      <style:text-properties fo:font-variant="normal" fo:text-transform="none" fo:color="#000000" style:text-line-through-style="none" style:text-line-through-type="none" style:font-name="Times New Roman2" fo:font-size="10.5pt" fo:font-style="normal" style:text-underline-style="none" fo:font-weight="normal" officeooo:paragraph-rsid="00278f7d" style:text-blinking="false" fo:background-color="transparent"/>
    </style:style>
    <style:style style:name="P43" style:family="paragraph" style:parent-style-name="Text_20_body" style:list-style-name="L12">
      <style:text-properties fo:font-variant="normal" fo:text-transform="none" fo:color="#000000" style:text-line-through-style="none" style:text-line-through-type="none" style:font-name="Times New Roman2" fo:font-size="10.5pt" fo:font-style="normal" style:text-underline-style="none" fo:font-weight="normal" officeooo:rsid="00278f7d" officeooo:paragraph-rsid="00278f7d" style:text-blinking="false" fo:background-color="transparent"/>
    </style:style>
    <style:style style:name="P44" style:family="paragraph" style:parent-style-name="Text_20_body">
      <style:paragraph-properties fo:text-align="center" style:justify-single-word="false"/>
      <style:text-properties fo:font-variant="normal" fo:text-transform="none" fo:color="#000000" style:text-line-through-style="none" style:text-line-through-type="none" style:font-name="Times New Roman2" fo:font-size="10.5pt" fo:font-style="normal" style:text-underline-style="none" fo:font-weight="bold" style:text-blinking="false" fo:background-color="transparent" style:font-size-asian="12pt" style:font-weight-asian="normal" style:font-size-complex="12pt" style:font-weight-complex="normal"/>
    </style:style>
    <style:style style:name="P45" style:family="paragraph" style:parent-style-name="Text_20_body">
      <style:text-properties fo:font-weight="normal"/>
    </style:style>
    <style:style style:name="P46" style:family="paragraph" style:parent-style-name="Text_20_body">
      <style:text-properties fo:font-weight="normal" officeooo:paragraph-rsid="0028ef70"/>
    </style:style>
    <style:style style:name="P47" style:family="paragraph" style:parent-style-name="Text_20_body">
      <style:paragraph-properties fo:margin-top="0cm" fo:margin-bottom="0cm" style:contextual-spacing="false" fo:line-height="120%" fo:text-align="center" style:justify-single-word="false" style:writing-mode="lr-tb"/>
      <style:text-properties fo:font-variant="normal" fo:text-transform="none" fo:color="#000000" style:text-line-through-style="none" style:text-line-through-type="none" style:font-name="Times New Roman2" fo:font-size="10.5pt" fo:font-style="normal" style:text-underline-style="none" fo:font-weight="normal" style:text-blinking="false" fo:background-color="transparent"/>
    </style:style>
    <style:style style:name="P48" style:family="paragraph" style:parent-style-name="Text_20_body">
      <style:paragraph-properties fo:margin-top="0cm" fo:margin-bottom="0cm" style:contextual-spacing="false" fo:line-height="120%" fo:text-align="center" style:justify-single-word="false" style:writing-mode="lr-tb"/>
      <style:text-properties fo:font-variant="normal" fo:text-transform="none" fo:color="#000000" style:text-line-through-style="none" style:text-line-through-type="none" style:font-name="Times New Roman2" fo:font-size="10.5pt" fo:font-style="normal" style:text-underline-style="none" fo:font-weight="normal" officeooo:rsid="0028ef70" officeooo:paragraph-rsid="0028ef70" style:text-blinking="false" fo:background-color="transparent"/>
    </style:style>
    <style:style style:name="P49" style:family="paragraph" style:parent-style-name="Text_20_body">
      <style:paragraph-properties fo:margin-top="0cm" fo:margin-bottom="0cm" style:contextual-spacing="false" fo:line-height="120%" fo:text-align="center" style:justify-single-word="false" style:writing-mode="lr-tb"/>
      <style:text-properties fo:font-variant="normal" fo:text-transform="none" fo:color="#000000" style:text-line-through-style="none" style:text-line-through-type="none" style:font-name="Times New Roman2" fo:font-size="10.5pt" fo:font-style="normal" style:text-underline-style="none" fo:font-weight="bold" style:text-blinking="false" fo:background-color="transparent"/>
    </style:style>
    <style:style style:name="P50" style:family="paragraph" style:parent-style-name="Text_20_body">
      <style:paragraph-properties fo:margin-top="0cm" fo:margin-bottom="0cm" style:contextual-spacing="false" fo:line-height="120%" fo:text-align="center" style:justify-single-word="false" style:writing-mode="lr-tb"/>
      <style:text-properties officeooo:paragraph-rsid="0028ef70"/>
    </style:style>
    <style:style style:name="P51" style:family="paragraph" style:parent-style-name="Text_20_body">
      <style:paragraph-properties fo:margin-top="0cm" fo:margin-bottom="0cm" style:contextual-spacing="false" fo:line-height="120%" fo:text-align="center" style:justify-single-word="false" style:writing-mode="lr-tb"/>
      <style:text-properties officeooo:rsid="0028ef70" officeooo:paragraph-rsid="0028ef70"/>
    </style:style>
    <style:style style:name="P52" style:family="paragraph" style:parent-style-name="Text_20_body" style:list-style-name="L14">
      <style:paragraph-properties fo:margin-top="0cm" fo:margin-bottom="0cm" style: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Times New Roman2" fo:font-size="10.5pt" fo:font-style="normal" style:text-underline-style="none" fo:font-weight="normal" style:text-blinking="false" fo:background-color="transparent"/>
    </style:style>
    <style:style style:name="P53" style:family="paragraph" style:parent-style-name="Text_20_body" style:list-style-name="L14">
      <style:paragraph-properties fo:margin-top="0cm" fo:margin-bottom="0cm" style: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Times New Roman2" fo:font-size="10.5pt" fo:font-style="normal" style:text-underline-style="none" fo:font-weight="normal" officeooo:paragraph-rsid="00278f7d" style:text-blinking="false" fo:background-color="transparent"/>
    </style:style>
    <style:style style:name="P54" style:family="paragraph" style:parent-style-name="Text_20_body" style:list-style-name="L14">
      <style:paragraph-properties fo:margin-top="0cm" fo:margin-bottom="0cm" style: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Times New Roman2" fo:font-size="10.5pt" fo:font-style="normal" style:text-underline-style="none" fo:font-weight="normal" officeooo:rsid="0028ef70" officeooo:paragraph-rsid="0028ef70" style:text-blinking="false" fo:background-color="transparent"/>
    </style:style>
    <style:style style:name="P55" style:family="paragraph" style:parent-style-name="Text_20_body" style:list-style-name="L18">
      <style:paragraph-properties fo:margin-top="0cm" fo:margin-bottom="0cm" style:contextual-spacing="false" fo:background-color="#ffffff" style:writing-mode="lr-tb">
        <style:background-image/>
      </style:paragraph-properties>
      <style:text-properties fo:font-variant="normal" fo:text-transform="none" fo:color="#000000" style:text-line-through-style="none" style:text-line-through-type="none" style:font-name="Times New Roman2" fo:font-size="10.5pt" fo:font-style="normal" style:text-underline-style="none" fo:font-weight="normal" style:text-blinking="false" fo:background-color="#ffffff"/>
    </style:style>
    <style:style style:name="P56" style:family="paragraph" style:parent-style-name="Text_20_body" style:list-style-name="L18">
      <style:paragraph-properties fo:margin-top="0cm" fo:margin-bottom="0cm" style:contextual-spacing="false" fo:line-height="144%" fo:background-color="#ffffff" style:writing-mode="lr-tb">
        <style:background-image/>
      </style:paragraph-properties>
      <style:text-properties fo:font-variant="normal" fo:text-transform="none" fo:color="#000000" style:text-line-through-style="none" style:text-line-through-type="none" style:font-name="Times New Roman2" fo:font-size="10.5pt" fo:font-style="normal" style:text-underline-style="none" fo:font-weight="normal" style:text-blinking="false" fo:background-color="#ffffff"/>
    </style:style>
    <style:style style:name="P57" style:family="paragraph" style:parent-style-name="Text_20_body" style:list-style-name="L18">
      <style:paragraph-properties fo:margin-top="0cm" fo:margin-bottom="0cm" style:contextual-spacing="false" fo:line-height="144%" fo:background-color="#ffffff" style:writing-mode="lr-tb">
        <style:background-image/>
      </style:paragraph-properties>
      <style:text-properties fo:font-variant="normal" fo:text-transform="none" fo:color="#000000" style:text-line-through-style="none" style:text-line-through-type="none" style:font-name="Times New Roman2" fo:font-size="10.5pt" fo:font-style="normal" style:text-underline-style="none" fo:font-weight="normal" officeooo:paragraph-rsid="0028ef70" style:text-blinking="false" fo:background-color="#ffffff"/>
    </style:style>
    <style:style style:name="P58" style:family="paragraph" style:parent-style-name="Text_20_body" style:list-style-name="L18">
      <style:paragraph-properties fo:margin-top="0cm" fo:margin-bottom="0cm" style:contextual-spacing="false" fo:line-height="144%" fo:background-color="#ffffff" style:writing-mode="lr-tb">
        <style:background-image/>
      </style:paragraph-properties>
      <style:text-properties fo:font-variant="normal" fo:text-transform="none" fo:color="#000000" style:text-line-through-style="none" style:text-line-through-type="none" style:font-name="Times New Roman2" fo:font-size="10.5pt" fo:font-style="normal" style:text-underline-style="none" fo:font-weight="normal" officeooo:rsid="0028ef70" officeooo:paragraph-rsid="0028ef70" style:text-blinking="false" fo:background-color="#ffffff"/>
    </style:style>
    <style:style style:name="P59" style:family="paragraph" style:parent-style-name="Text_20_body" style:list-style-name="L14">
      <style:paragraph-properties fo:margin-left="1.27cm" fo:margin-right="0cm" fo:margin-top="0cm" fo:margin-bottom="0cm" style:contextual-spacing="false" fo:line-height="120%"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Times New Roman2" fo:font-size="10.5pt" fo:font-style="normal" style:text-underline-style="none" fo:font-weight="normal" style:text-blinking="false" fo:background-color="transparent"/>
    </style:style>
    <style:style style:name="P60" style:family="paragraph" style:parent-style-name="Text_20_body" style:list-style-name="L14">
      <style:paragraph-properties fo:margin-left="1.27cm" fo:margin-right="0cm" fo:margin-top="0cm" fo:margin-bottom="0cm" style:contextual-spacing="false" fo:line-height="120%"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Times New Roman2" fo:font-size="10.5pt" fo:font-style="normal" style:text-underline-style="none" fo:font-weight="normal" officeooo:paragraph-rsid="00278f7d" style:text-blinking="false" fo:background-color="transparent"/>
    </style:style>
    <style:style style:name="P61" style:family="paragraph" style:parent-style-name="Text_20_body">
      <style:paragraph-properties fo:margin-left="1.27cm" fo:margin-right="0cm" fo:margin-top="0cm" fo:margin-bottom="0cm" style:contextual-spacing="false" fo:line-height="144%" fo:text-indent="0cm" style:auto-text-indent="false" style:writing-mode="lr-tb"/>
      <style:text-properties fo:font-variant="normal" fo:text-transform="none" fo:color="#000000" style:text-line-through-style="none" style:text-line-through-type="none" style:font-name="Times New Roman2" fo:font-size="10.5pt" fo:font-style="normal" style:text-underline-style="none" fo:font-weight="normal" style:text-blinking="false" fo:background-color="#ffffff"/>
    </style:style>
    <style:style style:name="P62" style:family="paragraph" style:parent-style-name="Text_20_body" style:list-style-name="L18">
      <style:paragraph-properties fo:margin-left="1.27cm" fo:margin-right="0cm" fo:margin-top="0cm" fo:margin-bottom="0cm" style:contextual-spacing="false" fo:line-height="144%" fo:text-indent="0cm" style:auto-text-indent="false" fo:background-color="#ffffff" style:writing-mode="lr-tb">
        <style:background-image/>
      </style:paragraph-properties>
      <style:text-properties fo:font-variant="normal" fo:text-transform="none" fo:color="#000000" style:text-line-through-style="none" style:text-line-through-type="none" style:font-name="Times New Roman2" fo:font-size="10.5pt" fo:font-style="normal" style:text-underline-style="none" fo:font-weight="normal" officeooo:rsid="0028ef70" officeooo:paragraph-rsid="0028ef70" style:text-blinking="false" fo:background-color="#ffffff"/>
    </style:style>
    <style:style style:name="P63" style:family="paragraph" style:parent-style-name="Text_20_body" style:list-style-name="L19">
      <style:paragraph-properties fo:margin-left="1.27cm" fo:margin-right="0cm" fo:margin-top="0cm" fo:margin-bottom="0cm" style:contextual-spacing="false" fo:text-indent="0cm" style:auto-text-indent="false" fo:background-color="#ffffff" style:writing-mode="lr-tb">
        <style:background-image/>
      </style:paragraph-properties>
    </style:style>
    <style:style style:name="P64" style:family="paragraph" style:parent-style-name="Text_20_body" style:list-style-name="L13">
      <style:paragraph-properties fo:margin-left="2.54cm" fo:margin-right="0cm" fo:margin-top="0cm" fo:margin-bottom="0cm" style:contextual-spacing="false" fo:line-height="120%"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Times New Roman2" fo:font-size="10.5pt" fo:font-style="normal" style:text-underline-style="none" fo:font-weight="normal" style:text-blinking="false" fo:background-color="transparent"/>
    </style:style>
    <style:style style:name="P65" style:family="paragraph" style:parent-style-name="Text_20_body" style:list-style-name="L16">
      <style:paragraph-properties fo:margin-left="2.54cm" fo:margin-right="0cm" fo:margin-top="0cm" fo:margin-bottom="0cm" style:contextual-spacing="false" fo:line-height="120%"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Times New Roman2" fo:font-size="10.5pt" fo:font-style="normal" style:text-underline-style="none" fo:font-weight="normal" style:text-blinking="false" fo:background-color="transparent"/>
    </style:style>
    <style:style style:name="P66" style:family="paragraph" style:parent-style-name="Text_20_body" style:list-style-name="L13">
      <style:paragraph-properties fo:margin-left="2.54cm" fo:margin-right="0cm" fo:margin-top="0cm" fo:margin-bottom="0cm" style:contextual-spacing="false"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Times New Roman2" fo:font-size="10.5pt" fo:font-style="normal" style:text-underline-style="none" fo:font-weight="normal" style:text-blinking="false" fo:background-color="transparent"/>
    </style:style>
    <style:style style:name="P67" style:family="paragraph" style:parent-style-name="Text_20_body" style:list-style-name="L17">
      <style:paragraph-properties fo:margin-left="2.54cm" fo:margin-right="0cm" fo:margin-top="0cm" fo:margin-bottom="0cm" style:contextual-spacing="false"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Times New Roman2" fo:font-size="10.5pt" fo:font-style="normal" style:text-underline-style="none" fo:font-weight="normal" style:text-blinking="false" fo:background-color="transparent"/>
    </style:style>
    <style:style style:name="P68" style:family="paragraph" style:parent-style-name="Text_20_body">
      <style:paragraph-properties fo:margin-left="2.54cm" fo:margin-right="0cm" fo:margin-top="0cm" fo:margin-bottom="0cm" style:contextual-spacing="false" fo:line-height="120%" fo:text-indent="0cm" style:auto-text-indent="false" style:writing-mode="lr-tb"/>
      <style:text-properties fo:font-variant="normal" fo:text-transform="none" fo:color="#000000" style:text-line-through-style="none" style:text-line-through-type="none" style:font-name="Times New Roman2" fo:font-size="10.5pt" fo:font-style="normal" style:text-underline-style="none" fo:font-weight="normal" style:text-blinking="false" fo:background-color="transparent"/>
    </style:style>
    <style:style style:name="P69" style:family="paragraph" style:parent-style-name="Text_20_body" style:master-page-name="Standard">
      <style:paragraph-properties fo:text-align="center" style:justify-single-word="false" style:page-number="auto"/>
      <style:text-properties fo:font-variant="normal" fo:text-transform="none" fo:color="#000000" style:text-line-through-style="none" style:text-line-through-type="none" style:font-name="Times New Roman2" fo:font-size="16pt" fo:font-style="normal" style:text-underline-style="none" fo:font-weight="bold" officeooo:rsid="0028ef70" officeooo:paragraph-rsid="0028ef70" style:text-blinking="false" fo:background-color="transparent" style:font-size-asian="16pt" style:font-weight-asian="normal" style:font-size-complex="16pt" style:font-weight-complex="normal"/>
    </style:style>
    <style:style style:name="P70" style:family="paragraph" style:parent-style-name="List_20_Paragraph" style:list-style-name="L5">
      <style:text-properties style:font-name="FreeSerif" fo:font-size="12pt" fo:font-weight="normal" officeooo:rsid="001a9f55" officeooo:paragraph-rsid="001a9f55" style:font-size-asian="12pt" style:font-weight-asian="normal" style:font-size-complex="12pt" style:font-weight-complex="normal"/>
    </style:style>
    <style:style style:name="P71" style:family="paragraph" style:parent-style-name="List_20_Paragraph" style:list-style-name="L4">
      <style:text-properties style:font-name="FreeSerif" fo:font-size="12pt" fo:font-weight="normal" style:font-size-asian="12pt" style:font-weight-asian="normal" style:font-size-complex="12pt" style:font-weight-complex="normal"/>
    </style:style>
    <style:style style:name="P72" style:family="paragraph" style:parent-style-name="List_20_Paragraph" style:list-style-name="L5">
      <style:text-properties style:font-name="FreeSerif" fo:font-size="12pt" fo:font-weight="normal" officeooo:paragraph-rsid="001a9f55" style:font-size-asian="12pt" style:font-weight-asian="normal" style:font-size-complex="12pt" style:font-weight-complex="normal"/>
    </style:style>
    <style:style style:name="P73" style:family="paragraph" style:parent-style-name="List_20_Paragraph" style:list-style-name="L5">
      <style:text-properties style:font-name="FreeSerif" fo:font-size="12pt" fo:font-weight="normal" officeooo:rsid="001c1a5b" officeooo:paragraph-rsid="001c1a5b" style:font-size-asian="12pt" style:font-weight-asian="normal" style:font-size-complex="12pt" style:font-weight-complex="normal"/>
    </style:style>
    <style:style style:name="T1" style:family="text">
      <style:text-properties style:text-underline-style="solid" style:text-underline-width="auto" style:text-underline-color="font-color"/>
    </style:style>
    <style:style style:name="T2" style:family="text">
      <style:text-properties fo:font-weight="bold" officeooo:rsid="00155fa4" style:font-name-asian="Times New Roman" style:font-weight-asian="bold" style:font-name-complex="Times New Roman" style:font-weight-complex="bold"/>
    </style:style>
    <style:style style:name="T3" style:family="text">
      <style:text-properties officeooo:rsid="001a9f55"/>
    </style:style>
    <style:style style:name="T4" style:family="text">
      <style:text-properties style:font-name-asian="Times New Roman" style:font-name-complex="Times New Roman"/>
    </style:style>
    <style:style style:name="T5" style:family="text">
      <style:text-properties officeooo:rsid="001c1a5b" style:font-name-asian="Times New Roman" style:font-name-complex="Times New Roman"/>
    </style:style>
    <style:style style:name="T6" style:family="text">
      <style:text-properties officeooo:rsid="001d9ecc" style:font-name-asian="Times New Roman" style:font-name-complex="Times New Roman"/>
    </style:style>
    <style:style style:name="T7" style:family="text">
      <style:text-properties officeooo:rsid="0020c4fa" style:font-name-asian="Times New Roman" style:font-name-complex="Times New Roman"/>
    </style:style>
    <style:style style:name="T8" style:family="text">
      <style:text-properties officeooo:rsid="002241a6" style:font-name-asian="Times New Roman" style:font-name-complex="Times New Roman"/>
    </style:style>
    <style:style style:name="T9" style:family="text">
      <style:text-properties officeooo:rsid="00134a98" style:font-name-asian="Times New Roman" style:font-name-complex="Times New Roman"/>
    </style:style>
    <style:style style:name="T10" style:family="text">
      <style:text-properties officeooo:rsid="001438b3" style:font-name-asian="Times New Roman" style:font-name-complex="Times New Roman"/>
    </style:style>
    <style:style style:name="T11" style:family="text">
      <style:text-properties officeooo:rsid="00155fa4" style:font-name-asian="Times New Roman" style:font-name-complex="Times New Roman"/>
    </style:style>
    <style:style style:name="T12" style:family="text">
      <style:text-properties officeooo:rsid="0028ef70" style:font-name-asian="Times New Roman" style:font-name-complex="Times New Roman"/>
    </style:style>
    <style:style style:name="T13" style:family="text">
      <style:text-properties officeooo:rsid="002241a6"/>
    </style:style>
    <style:style style:name="T14" style:family="text">
      <style:text-properties fo:font-variant="normal" fo:text-transform="none" fo:color="#000000" style:text-line-through-style="none" style:text-line-through-type="none" style:font-name="Times New Roman2" fo:font-size="10.5pt" fo:font-style="normal" style:text-underline-style="none" fo:font-weight="normal" style:text-blinking="false" fo:background-color="transparent" loext:char-shading-value="0"/>
    </style:style>
    <style:style style:name="T15" style:family="text">
      <style:text-properties fo:font-variant="normal" fo:text-transform="none" fo:color="#000000" style:text-line-through-style="none" style:text-line-through-type="none" style:font-name="Times New Roman2" fo:font-size="10.5pt" fo:font-style="normal" style:text-underline-style="none" fo:font-weight="normal" officeooo:rsid="00278f7d" style:text-blinking="false" fo:background-color="transparent" loext:char-shading-value="0"/>
    </style:style>
    <style:style style:name="T16" style:family="text">
      <style:text-properties fo:font-variant="normal" fo:text-transform="none" fo:color="#000000" style:text-line-through-style="none" style:text-line-through-type="none" style:font-name="Times New Roman2" fo:font-size="10.5pt" fo:font-style="normal" style:text-underline-style="none" fo:font-weight="normal" officeooo:rsid="0028ef70" style:text-blinking="false" fo:background-color="transparent" loext:char-shading-value="0"/>
    </style:style>
    <style:style style:name="T17" style:family="text">
      <style:text-properties fo:font-variant="normal" fo:text-transform="none" fo:color="#000000" style:text-line-through-style="none" style:text-line-through-type="none" style:font-name="Times New Roman2" fo:font-size="10.5pt" fo:font-style="normal" style:text-underline-style="none" fo:font-weight="normal" style:text-blinking="false" fo:background-color="#ffffff" loext:char-shading-value="0"/>
    </style:style>
    <style:style style:name="T18" style:family="text">
      <style:text-properties fo:font-variant="normal" fo:text-transform="none" fo:color="#000000" style:text-line-through-style="none" style:text-line-through-type="none" style:font-name="Times New Roman2" fo:font-size="10.5pt" fo:font-style="normal" style:text-underline-style="none" fo:font-weight="normal" officeooo:rsid="0028ef70" style:text-blinking="false" fo:background-color="#ffffff" loext:char-shading-value="0"/>
    </style:style>
    <style:style style:name="T19"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officeooo:rsid="002241a6"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officeooo:rsid="00243264"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officeooo:rsid="001b1147" style:text-blinking="false" fo:background-color="transparent" loext:char-shading-value="0"/>
    </style:style>
    <style:style style:name="T23" style:family="text">
      <style:text-properties style:font-name="FreeSerif" fo:font-size="12pt" officeooo:rsid="00278f7d" style:font-size-asian="12pt" style:font-size-complex="12pt"/>
    </style:style>
    <style:style style:name="T24" style:family="text">
      <style:text-properties officeooo:rsid="00278f7d"/>
    </style:style>
    <style:style style:name="T25" style:family="text">
      <style:text-properties officeooo:rsid="001cccea"/>
    </style:style>
    <style:style style:name="T26" style:family="text">
      <style:text-properties officeooo:rsid="001448bd"/>
    </style:style>
    <style:style style:name="T27" style:family="text">
      <style:text-properties officeooo:rsid="00128e09"/>
    </style:style>
    <style:style style:name="T28" style:family="text">
      <style:text-properties officeooo:rsid="001622b1"/>
    </style:style>
    <style:style style:name="T29" style:family="text">
      <style:text-properties officeooo:rsid="0018e876"/>
    </style:style>
    <style:style style:name="T30" style:family="text">
      <style:text-properties officeooo:rsid="001984a1"/>
    </style:style>
    <style:style style:name="T31" style:family="text">
      <style:text-properties officeooo:rsid="001a1822"/>
    </style:style>
    <style:style style:name="T32" style:family="text">
      <style:text-properties officeooo:rsid="00278f7d" style:font-size-asian="12pt" style:font-size-complex="12pt"/>
    </style:style>
    <style:style style:name="T33" style:family="text">
      <style:text-properties officeooo:rsid="00128e09" style:font-size-asian="12pt" style:font-size-complex="12pt"/>
    </style:style>
    <style:style style:name="T34" style:family="text">
      <style:text-properties officeooo:rsid="0028ef70" style:font-size-asian="12pt" style:font-size-complex="12pt"/>
    </style:style>
    <style:style style:name="T35" style:family="text">
      <style:text-properties officeooo:rsid="0028ef70"/>
    </style:style>
    <style:style style:name="T36" style:family="text">
      <style:text-properties fo:font-style="italic" officeooo:rsid="0028ef70" style:font-name-asian="Times New Roman" style:font-style-asian="italic" style:font-name-complex="Times New Roman"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1.383cm" text:min-label-width="0.499cm"/>
      </text:list-level-style-number>
      <text:list-level-style-number text:level="2" text:style-name="Numbering_20_Symbols" style:num-suffix="." style:num-format="1">
        <style:list-level-properties text:space-before="2.63cm" text:min-label-width="0.499cm"/>
      </text:list-level-style-number>
      <text:list-level-style-number text:level="3" text:style-name="Numbering_20_Symbols" style:num-suffix="." style:num-format="1">
        <style:list-level-properties text:space-before="3.877cm" text:min-label-width="0.499cm"/>
      </text:list-level-style-number>
      <text:list-level-style-number text:level="4" text:style-name="Numbering_20_Symbols" style:num-suffix="." style:num-format="1">
        <style:list-level-properties text:space-before="5.124cm" text:min-label-width="0.499cm"/>
      </text:list-level-style-number>
      <text:list-level-style-number text:level="5" text:style-name="Numbering_20_Symbols" style:num-suffix="." style:num-format="1">
        <style:list-level-properties text:space-before="6.371cm" text:min-label-width="0.499cm"/>
      </text:list-level-style-number>
      <text:list-level-style-number text:level="6" text:style-name="Numbering_20_Symbols" style:num-suffix="." style:num-format="1">
        <style:list-level-properties text:space-before="7.618cm" text:min-label-width="0.499cm"/>
      </text:list-level-style-number>
      <text:list-level-style-number text:level="7" text:style-name="Numbering_20_Symbols" style:num-suffix="." style:num-format="1">
        <style:list-level-properties text:space-before="8.865cm" text:min-label-width="0.499cm"/>
      </text:list-level-style-number>
      <text:list-level-style-number text:level="8" text:style-name="Numbering_20_Symbols" style:num-suffix="." style:num-format="1">
        <style:list-level-properties text:space-before="10.113cm" text:min-label-width="0.499cm"/>
      </text:list-level-style-number>
      <text:list-level-style-number text:level="9" text:style-name="Numbering_20_Symbols" style:num-suffix="." style:num-format="1">
        <style:list-level-properties text:space-before="11.36cm" text:min-label-width="0.499cm"/>
      </text:list-level-style-number>
      <text:list-level-style-number text:level="10" text:style-name="Numbering_20_Symbols" style:num-suffix="." style:num-format="1">
        <style:list-level-properties text:space-before="12.6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Clinic Ni Juan</text:p>
      <text:p text:style-name="P44"/>
      <text:p text:style-name="P44"/>
      <text:p text:style-name="P44"/>
      <text:p text:style-name="P44"/>
      <text:p text:style-name="P44"/>
      <text:p text:style-name="P44"/>
      <text:p text:style-name="P44"/>
      <text:p text:style-name="P44"/>
      <text:p text:style-name="P44"/>
      <text:p text:style-name="P44"/>
      <text:p text:style-name="P44"><text:bookmark text:name="docs-internal-guid-50d149bd-450d-d333-ea60-d18a8b05c69b"/>Submitted by:</text:p>
      <text:p text:style-name="P47">Ma. Erikka M. Baguio</text:p>
      <text:p text:style-name="P47">Josiah Eleazar T. Regencia</text:p>
      <text:p text:style-name="P48">Mary Grace Cabolbol</text:p>
      <text:p text:style-name="P48">Remarc Balisi</text:p>
      <text:p text:style-name="P45"><text:line-break/><text:line-break/><text:line-break/><text:line-break/><text:line-break/></text:p>
      <text:p text:style-name="P45"/>
      <text:p text:style-name="P49">Submitted to: </text:p>
      <text:p text:style-name="P47">Prof. Orven Ebarle Llantos</text:p>
      <text:p text:style-name="P46"><text:line-break/><text:line-break/><text:line-break/><text:line-break/><text:line-break/><text:line-break/></text:p>
      <text:p text:style-name="P51"/>
      <text:p text:style-name="P51"/>
      <text:p text:style-name="P51"/>
      <text:p text:style-name="P50"><text:span text:style-name="T16">January 15, 2016</text:span></text:p>
      <text:p text:style-name="P2"><text:soft-page-break/><text:span text:style-name="T1">Charter</text:span></text:p>
      <text:p text:style-name="P1">Vision</text:p>
      <text:p text:style-name="P1"><text:tab/>Dr. A.I. lets users assess their health problems anywhere the user wants.</text:p>
      <text:p text:style-name="P1">Mission</text:p>
      <text:p text:style-name="P13"><text:tab/>To create a web application that gives the user the possible health problems based on the user’s answers to the given health test.</text:p>
      <text:p text:style-name="P13">Objectives</text:p>
      <text:list xml:id="list5267477561531774873" text:style-name="L4">
        <text:list-item>
          <text:p text:style-name="P71">Within <text:span text:style-name="T3">one week</text:span> after project initiation, the team has already sufficient data regarding health problems</text:p>
        </text:list-item>
        <text:list-item>
          <text:p text:style-name="P16"><text:span text:style-name="T4">Within </text:span><text:span text:style-name="T5">two</text:span><text:span text:style-name="T4"> week</text:span><text:span text:style-name="T5">s</text:span><text:span text:style-name="T4"> after project initiation, the developers will already have a design and plan for the project's interface and architecture. The developers will come up with an initial product backlog and be able to commence the first sprint planning.</text:span></text:p>
        </text:list-item>
        <text:list-item>
          <text:p text:style-name="P71">Within one week after project initiation, the skeletal system of the user interface has been made</text:p>
        </text:list-item>
        <text:list-item>
          <text:p text:style-name="P71">Within two months after project initiation, the sites is already active by 50%</text:p>
        </text:list-item>
        <text:list-item>
          <text:p text:style-name="P71">Within three months after project initiation, the team should be focused on implementing the machine learning problem.</text:p>
        </text:list-item>
        <text:list-item>
          <text:p text:style-name="P71">Within four months after project initiation, the team will already be testing the application</text:p>
        </text:list-item>
      </text:list>
      <text:p text:style-name="P1">Principles</text:p>
      <text:p text:style-name="P1"><text:tab/>User satisfaction is of primary importance</text:p>
      <text:p text:style-name="P1">Features</text:p>
      <text:list xml:id="list1170670936528223924" text:style-name="L5">
        <text:list-item>
          <text:p text:style-name="P73">Login</text:p>
        </text:list-item>
        <text:list-item>
          <text:p text:style-name="P70">Diagnosis</text:p>
        </text:list-item>
        <text:list-item>
          <text:p text:style-name="P70">Examination</text:p>
        </text:list-item>
        <text:list-item>
          <text:p text:style-name="P70">History Analysis</text:p>
        </text:list-item>
        <text:list-item>
          <text:p text:style-name="P72"><text:span text:style-name="T3">Health Tips</text:span></text:p>
        </text:list-item>
      </text:list>
      <text:p text:style-name="P3">Feature Acceptance Criteria</text:p>
      <text:list xml:id="list193622323737831" text:continue-numbering="true" text:style-name="L5">
        <text:list-item>
          <text:p text:style-name="P70">Admin Login</text:p>
          <text:list>
            <text:list-item>
              <text:p text:style-name="P14"><text:span text:style-name="T4">The admin will be notified if his/her login credentials are correct or wrong, and then redirected to the home page once successful.</text:span></text:p>
            </text:list-item>
          </text:list>
        </text:list-item>
        <text:list-item>
          <text:p text:style-name="P70">Examination</text:p>
          <text:list>
            <text:list-item>
              <text:p text:style-name="P14"><text:soft-page-break/><text:span text:style-name="T4">The user will take an exam answering the questions on what the user feels. Each question will be based on the answer/s of the previous question.</text:span></text:p>
            </text:list-item>
          </text:list>
        </text:list-item>
        <text:list-item>
          <text:p text:style-name="P70">Diagnosis</text:p>
          <text:list>
            <text:list-item>
              <text:p text:style-name="P70">After the health exam, the system will give the 5 most common sickness based on the answers of the exam.</text:p>
            </text:list-item>
          </text:list>
        </text:list-item>
        <text:list-item>
          <text:p text:style-name="P70">History Analysis</text:p>
          <text:list>
            <text:list-item>
              <text:p text:style-name="P70">The user may be able to check his/her medical records in the past. This also may take part in finding out the results of the diagnosis</text:p>
            </text:list-item>
          </text:list>
        </text:list-item>
        <text:list-item>
          <text:p text:style-name="P70">Health Tips</text:p>
          <text:list>
            <text:list-item>
              <text:p text:style-name="P70"><text:span text:style-name="T4">When diagnosis is given, the system will also return simple remedies to temporarily soothe the problem the user is currently facing.</text:span></text:p>
            </text:list-item>
          </text:list>
        </text:list-item>
      </text:list>
      <text:p text:style-name="P19"/>
      <text:p text:style-name="P23">Story</text:p>
      <text:p text:style-name="P20">Roles</text:p>
      <text:list xml:id="list6459153038102301517" text:style-name="L6">
        <text:list-item>
          <text:p text:style-name="P17"><text:span text:style-name="T6">Use</text:span><text:span text:style-name="T7">r</text:span></text:p>
        </text:list-item>
      </text:list>
      <text:p text:style-name="P21"><text:span text:style-name="T4">Role Attributes</text:span></text:p>
      <text:p text:style-name="P21"><text:span text:style-name="T4">1. </text:span><text:span text:style-name="T6">User</text:span></text:p>
      <text:p text:style-name="P24"><text:span text:style-name="T4">Frequency of use— Every day</text:span></text:p>
      <text:p text:style-name="P24"><text:span text:style-name="T4">Domain expertise— </text:span><text:span text:style-name="T6">Average</text:span></text:p>
      <text:p text:style-name="P24"><text:span text:style-name="T4">Computer expertise— </text:span><text:span text:style-name="T6">Average</text:span></text:p>
      <text:p text:style-name="P24"><text:span text:style-name="T4">General goals — </text:span><text:span text:style-name="T6">Immediate temporary diagnosis</text:span></text:p>
      <text:p text:style-name="P22"><text:span text:style-name="T4">Persona</text:span></text:p>
      <text:p text:style-name="P29"><text:span text:style-name="T6">1. User</text:span></text:p>
      <text:p text:style-name="P30"><text:span text:style-name="T6"><text:tab/></text:span><text:span text:style-name="T9">Mr. Bals </text:span><text:span text:style-name="T10">is a very workaholic man with a</text:span><text:span text:style-name="T9"> job </text:span><text:span text:style-name="T10">that</text:span><text:span text:style-name="T9"> is very tedious. </text:span><text:span text:style-name="T10">He just moved into a new city 3 months ago for his job. His family and friends are not with him in the city and he has a very limited number of connections.</text:span><text:span text:style-name="T9"> </text:span><text:span text:style-name="T10">He usually extends his working <text:s/>schedule beyond what is required. As a result of being too workaholic, Mr. Bals starts to feel unusual pain in his body. He doesn't know any doctor around in the city that much and he barely has spare time to go to a doctor especially when he has to wait on a queue.</text:span></text:p>
      <text:p text:style-name="P39"><text:span text:style-name="T10"><text:tab/></text:span><text:span text:style-name="T11">Fortunately for Mr. Bals, he discovered this </text:span><text:span text:style-name="T36">Clinic Ni Juan</text:span><text:span text:style-name="T12"> </text:span><text:span text:style-name="T11">site which can diagnose him by receiving the proper information from Mr. Bals and returning a list of possible sickness Mr. Bals probably has. Mr. Bals was also thankful that the site provided temporary remedy given the </text:span><text:soft-page-break/><text:span text:style-name="T11">diagnosis and also the type of doctors he needs to approach and the doctors in the city who specialize in the type of sickness the diagnosis returned.</text:span></text:p>
      <text:p text:style-name="P20">Stories</text:p>
      <text:list xml:id="list1444795885544531217" text:style-name="L7">
        <text:list-item>
          <text:p text:style-name="P18"><text:span text:style-name="T4">As a user, I want to </text:span><text:span text:style-name="T7">be able to input everything I am unusually feeling currently</text:span><text:span text:style-name="T4"> </text:span><text:span text:style-name="T7">so that I can receive the possible sickness I am having </text:span><text:span text:style-name="T8">and also receive remedy tips to temporarily soothe the pain</text:span><text:span text:style-name="T7">.</text:span></text:p>
        </text:list-item>
        <text:list-item>
          <text:p text:style-name="P15"><text:span text:style-name="T4">As a user, I want to be able to view my medical records so that I can compare them with my current diagnosis and also assess myself.</text:span></text:p>
        </text:list-item>
      </text:list>
      <text:p text:style-name="P20"/>
      <text:p text:style-name="P40">Use Case</text:p>
      <text:p text:style-name="P11"><text:span text:style-name="T32">Name: </text:span><text:bookmark text:name="docs-internal-guid-50d149bd-4500-af67-63aa-4e6f58291d66"/><text:span text:style-name="T14">User Login</text:span></text:p>
      <text:p text:style-name="P10">Actor: User</text:p>
      <text:p text:style-name="P11"><text:span text:style-name="T32">Description: </text:span><text:bookmark text:name="docs-internal-guid-50d149bd-4500-d8f0-ae0b-8f9b20467b34"/><text:span text:style-name="T14">User logins to access the system</text:span></text:p>
      <text:p text:style-name="P11"><text:span text:style-name="T33">Pre-condition: </text:span><text:bookmark text:name="docs-internal-guid-50d149bd-4501-7163-125c-1eec84d67556"/><text:span text:style-name="T14">As an identification, the admin has a username, email address,  and a password that is already stored in the system.</text:span></text:p>
      <text:p text:style-name="P11"><text:span text:style-name="T33">Post-condition: <text:s/></text:span><text:bookmark text:name="docs-internal-guid-50d149bd-4501-c7b0-07a7-ee4ee6bb9ef0"/><text:span text:style-name="T14">Notify the user if Login credentials are right or wrong, then redirected to home page once successful.</text:span></text:p>
      <text:p text:style-name="P4">Main Course:</text:p>
      <text:list xml:id="list4502150773166996774" text:style-name="L12">
        <text:list-item>
          <text:p text:style-name="P42"><text:span text:style-name="T33">The </text:span><text:span text:style-name="T32">user</text:span><text:span text:style-name="T33"> enters username and password.</text:span></text:p>
        </text:list-item>
        <text:list-item>
          <text:p text:style-name="P42">The <text:span text:style-name="T24">user</text:span> clicks login button.</text:p>
          <text:p text:style-name="P43">Exception:</text:p>
          <text:list>
            <text:list-header>
              <text:p text:style-name="P43"><text:bookmark text:name="docs-internal-guid-50d149bd-4503-415a-0b98-77e724b27281"/>2.1 Username or password is not recognized.</text:p>
            </text:list-header>
          </text:list>
          <text:p text:style-name="P64"><text:span text:style-name="T24">User </text:span>will be informed that the details entered are invalid.</text:p>
          <text:p text:style-name="P66">Repeat 1.</text:p>
        </text:list-item>
        <text:list-item>
          <text:p text:style-name="P42">If successful, redirects to home page.</text:p>
        </text:list-item>
        <text:list-item>
          <text:p text:style-name="P42">Exit</text:p>
        </text:list-item>
      </text:list>
      <text:p text:style-name="P4"/>
      <text:p text:style-name="P11"><text:span text:style-name="T32">Name: </text:span><text:bookmark text:name="docs-internal-guid-50d149bd-4506-71fb-f9f9-69a79f5487db"/><text:span text:style-name="T14">User Signup</text:span></text:p>
      <text:p text:style-name="P11"><text:span text:style-name="T32">Actor: </text:span><text:bookmark text:name="docs-internal-guid-50d149bd-4506-8eba-5913-8f6ba7fa7b8c"/><text:span text:style-name="T14">User </text:span></text:p>
      <text:p text:style-name="P11"><text:span text:style-name="T32">Description: </text:span><text:bookmark text:name="docs-internal-guid-50d149bd-4506-8eba-5913-8f6ba7fa7b8c1"/><text:span text:style-name="T14">User creates an account to access the system</text:span></text:p>
      <text:p text:style-name="P11"><text:span text:style-name="T32">Pre-condition: </text:span><text:bookmark text:name="docs-internal-guid-50d149bd-4506-d291-6a4f-466d1c2e15e0"/><text:span text:style-name="T14">The </text:span><text:span text:style-name="T15">user</text:span><text:span text:style-name="T14">  has a username, email address,  and a password.</text:span></text:p>
      <text:p text:style-name="P11"><text:soft-page-break/><text:span text:style-name="T32">Post-condition: </text:span><text:bookmark text:name="docs-internal-guid-50d149bd-4507-0c27-9e67-0081d6a9024f"/><text:span text:style-name="T14">Notify the </text:span><text:span text:style-name="T15">user</text:span><text:span text:style-name="T14">if the signup form is valid, then redirected to login page once the account is created.</text:span></text:p>
      <text:p text:style-name="P10">Main Course:</text:p>
      <text:list xml:id="list4908656749205598220" text:style-name="L14">
        <text:list-item>
          <text:p text:style-name="P53"><text:span text:style-name="T32">The user clicks on Signup button</text:span></text:p>
        </text:list-item>
        <text:list-item>
          <text:p text:style-name="P53">The <text:span text:style-name="T24">user</text:span> adds his/her profile picture by clicking the browse button</text:p>
        </text:list-item>
        <text:list-item>
          <text:p text:style-name="P52">The <text:span text:style-name="T24">user</text:span> enters username, email and enters password twice for verification</text:p>
          <text:p text:style-name="P54">Excception:</text:p>
          <text:p text:style-name="P59"><text:bookmark text:name="docs-internal-guid-50d149bd-4508-791c-03fc-c615dfdc1ef5"/>3a. password did not match</text:p>
        </text:list-item>
      </text:list>
      <text:p text:style-name="P68">Alternative: The Admin will be informed that the details entered are invalid.</text:p>
      <text:list xml:id="list8557054902629822141" text:style-name="L16">
        <text:list-item>
          <text:p text:style-name="P65">Repeat step 1.</text:p>
        </text:list-item>
      </text:list>
      <text:list xml:id="list193621712971672" text:continue-list="list4908656749205598220" text:style-name="L14">
        <text:list-item>
          <text:p text:style-name="P53">The <text:span text:style-name="T24">user</text:span> clicks signup</text:p>
        </text:list-item>
        <text:list-item>
          <text:p text:style-name="P53"><text:bookmark text:name="docs-internal-guid-50d149bd-4507-de1a-fb96-59166790abc6"/>The system checks the information</text:p>
          <text:p text:style-name="P54">Exception:</text:p>
          <text:p text:style-name="P60"><text:bookmark text:name="docs-internal-guid-50d149bd-4509-45dc-ff62-c4aa2c434ed8"/>5a. There’s an input boxes that has leaved blank</text:p>
        </text:list-item>
      </text:list>
      <text:p text:style-name="P68">Alternative: The admin will be informed to fill in all input boxes</text:p>
      <text:list xml:id="list8511678843143078954" text:style-name="L17">
        <text:list-item>
          <text:p text:style-name="P67">Repeat step 1</text:p>
        </text:list-item>
      </text:list>
      <text:list xml:id="list193621654363624" text:continue-list="list193621712971672" text:style-name="L14">
        <text:list-item>
          <text:p text:style-name="P53">New account has been created</text:p>
        </text:list-item>
        <text:list-item>
          <text:p text:style-name="P53">Exit</text:p>
        </text:list-item>
      </text:list>
      <text:p text:style-name="P4"/>
      <text:p text:style-name="P11"><text:span text:style-name="T32">Name: </text:span><text:bookmark text:name="docs-internal-guid-50d149bd-4509-f0f6-759f-16d6ba745029"/><text:span text:style-name="T17">Password reset</text:span></text:p>
      <text:p text:style-name="P10">Actor: <text:span text:style-name="T35">User</text:span></text:p>
      <text:p text:style-name="P12"><text:span text:style-name="T23">Description: </text:span><text:bookmark text:name="docs-internal-guid-50d149bd-450a-1c9a-e0a9-982ff27c0032"/><text:span text:style-name="T17">User resets password if forgotten</text:span></text:p>
      <text:p text:style-name="P11"><text:span text:style-name="T32">Pre-condition: </text:span><text:bookmark text:name="docs-internal-guid-50d149bd-450a-5fed-71df-c3814066c1eb"/><text:span text:style-name="T17">As an identification, the admin has email address that is already stored in the system.</text:span></text:p>
      <text:p text:style-name="P11"><text:span text:style-name="T32">Post-condition: </text:span><text:bookmark text:name="docs-internal-guid-50d149bd-450a-7e84-22b8-10e76076cf53"/><text:span text:style-name="T17">Send user an email message that contains the steps to sign in.</text:span></text:p>
      <text:p text:style-name="P10">Main Course:</text:p>
      <text:list xml:id="list1973278468377631135" text:style-name="L18">
        <text:list-item>
          <text:p text:style-name="P57"><text:span text:style-name="T32">The </text:span><text:span text:style-name="T34">user</text:span><text:span text:style-name="T32"> clicks “forgot password” link.</text:span></text:p>
        </text:list-item>
        <text:list-item>
          <text:p text:style-name="P57">The <text:span text:style-name="T35">user </text:span>enters email.</text:p>
          <text:p text:style-name="P58">Exception:</text:p>
          <text:p text:style-name="P62"><text:bookmark text:name="docs-internal-guid-50d149bd-450b-0f09-3d39-b4499f7e3575"/>2a. Email is invalid.</text:p>
        </text:list-item>
      </text:list>
      <text:p text:style-name="P61"><text:tab/>Alternative: Admin will be informed to re-enter the email.</text:p>
      <text:list xml:id="list5027631488009367770" text:style-name="L19">
        <text:list-header>
          <text:p text:style-name="P63"><text:span text:style-name="T18">1. </text:span><text:span text:style-name="T17">Repeat 2</text:span><text:span text:style-name="T18">.</text:span></text:p>
        </text:list-header>
      </text:list>
      <text:list xml:id="list193622292107395" text:continue-list="list1973278468377631135" text:style-name="L18">
        <text:list-item>
          <text:p text:style-name="P56">Clicks reset password button.</text:p>
        </text:list-item>
        <text:list-item>
          <text:p text:style-name="P55">Exit</text:p>
        </text:list-item>
      </text:list>
      <text:p text:style-name="P4"/>
      <text:p text:style-name="P4"><text:span text:style-name="T25">Name: </text:span>Diagnosis</text:p>
      <text:p text:style-name="P4">Actor: <text:span text:style-name="T25">System</text:span></text:p>
      <text:p text:style-name="P4"><text:soft-page-break/>Description: The system will give five possible disease of the <text:span text:style-name="T26">user.</text:span></text:p>
      <text:p text:style-name="P4">Pre-condition: The system will collect datas based from the questions answered by the user.</text:p>
      <text:p text:style-name="P4">Post-condition: <text:s/>Displays the five possible disease of the <text:span text:style-name="T26">user.</text:span></text:p>
      <text:p text:style-name="P4">Main Course:</text:p>
      <text:p text:style-name="P25">1. System will collect datas.</text:p>
      <text:p text:style-name="P25">2. Display five possi<text:span text:style-name="T26">ble disease.</text:span></text:p>
      <text:p text:style-name="P26">3. Exit</text:p>
      <text:p text:style-name="P5"/>
      <text:p text:style-name="P5"><text:span text:style-name="T25">Name: </text:span>Examination</text:p>
      <text:p text:style-name="P5">Actor: User</text:p>
      <text:p text:style-name="P5">Description: The user will answer questions.</text:p>
      <text:p text:style-name="P5">Pre-condition: The user is on the examination page.</text:p>
      <text:p text:style-name="P5">Post-condition: <text:s/>The answers of the user will be recorded in the database.</text:p>
      <text:p text:style-name="P4"><text:span text:style-name="T26">Main Course:</text:span><text:tab/></text:p>
      <text:p text:style-name="P27">1. The user answer all the questions given.</text:p>
      <text:p text:style-name="P27"><text:tab/>Exception:</text:p>
      <text:p text:style-name="P27"><text:tab/><text:tab/>1.1. If the user did not select any choices.</text:p>
      <text:p text:style-name="P41"><text:tab/><text:tab/>Display message “please select one or more answer/s”.</text:p>
      <text:p text:style-name="P27">2.The user will be redirected to the diagnosis page.</text:p>
      <text:p text:style-name="P27">3.Exit</text:p>
      <text:p text:style-name="P4"/>
      <text:p text:style-name="P5"><text:span text:style-name="T25">Name: </text:span>History Analysis</text:p>
      <text:p text:style-name="P5">Actor: System</text:p>
      <text:p text:style-name="P5">Description: The system displays previous diagnosis.</text:p>
      <text:p text:style-name="P5">Pre-condition: The user has medical record in the system.</text:p>
      <text:p text:style-name="P5">Post-condition: Display all previous diagnosis of the user.</text:p>
      <text:p text:style-name="P4"><text:span text:style-name="T26">Main Course:</text:span><text:tab/></text:p>
      <text:p text:style-name="P28">1. <text:span text:style-name="T27">System will collect </text:span>previous medical record of the user.</text:p>
      <text:p text:style-name="P28"><text:soft-page-break/>2. Display previous medical record.</text:p>
      <text:p text:style-name="P28"><text:tab/>Exception:</text:p>
      <text:p text:style-name="P28"><text:span text:style-name="T28"><text:tab/><text:tab/>2</text:span>.1. If the user <text:span text:style-name="T28">has no medical record.</text:span></text:p>
      <text:p text:style-name="P26"><text:tab/><text:tab/>2.2. Display message “no record found”.</text:p>
      <text:p text:style-name="P26">3. Exit</text:p>
      <text:p text:style-name="P4"/>
      <text:p text:style-name="P5"><text:span text:style-name="T25">Name: </text:span>Health Tips</text:p>
      <text:p text:style-name="P5">Actor: System</text:p>
      <text:p text:style-name="P5">Description: The system suggest and display health tips.</text:p>
      <text:p text:style-name="P5">Pre-condition: The user has medical record in the system.</text:p>
      <text:p text:style-name="P5">Post-condition: Display health tips.</text:p>
      <text:p text:style-name="P4"><text:span text:style-name="T26">Main Course:</text:span><text:tab/></text:p>
      <text:p text:style-name="P28">1.<text:span text:style-name="T27"> System will collect </text:span>medical record of the user.</text:p>
      <text:p text:style-name="P28">2. Display health tips.</text:p>
      <text:p text:style-name="P28">3.Exit</text:p>
      <text:p text:style-name="P33"><text:span text:style-name="T7">Test Case</text:span></text:p>
      <text:p text:style-name="P34">Name: Login</text:p>
      <text:p text:style-name="P31"><text:span text:style-name="T13">Scenario: The user inputs username and password in login page.</text:span></text:p>
      <text:p text:style-name="P31"><text:bookmark text:name="docs-internal-guid-50d149bd-44df-c0ea-bbe3-9cd30c485a68"/><text:span text:style-name="T20">Given: </text:span><text:span text:style-name="T19">Registered username and password</text:span></text:p>
      <text:p text:style-name="P31"><text:span text:style-name="T13">When: User </text:span><text:bookmark text:name="docs-internal-guid-50d149bd-44e0-0126-ddd2-89b54fe6cc98"/><text:span text:style-name="T19">logins into the system</text:span></text:p>
      <text:p text:style-name="P31"><text:span text:style-name="T13">Then: </text:span><text:bookmark text:name="docs-internal-guid-50d149bd-44e0-3008-198b-f4cbcfb84088"/><text:span text:style-name="T19">Redirects to homepage</text:span></text:p>
      <text:p text:style-name="P31"/>
      <text:p text:style-name="P31"><text:span text:style-name="T20">Name: </text:span><text:bookmark text:name="docs-internal-guid-50d149bd-44e1-0806-eed8-e3806c02b550"/><text:span text:style-name="T19">User Login – Invalid Username and Password</text:span></text:p>
      <text:p text:style-name="P36"><text:span text:style-name="T19">Scenario: The user inputs username and password in login page.</text:span></text:p>
      <text:p text:style-name="P31"><text:span text:style-name="T20">Given: </text:span><text:bookmark text:name="docs-internal-guid-50d149bd-44e1-26ba-e65e-6ab47750b806"/><text:span text:style-name="T19">Username and password</text:span></text:p>
      <text:p text:style-name="P31"><text:span text:style-name="T20">When: User</text:span><text:span text:style-name="T19"> logins into the system</text:span></text:p>
      <text:p text:style-name="P31"><text:span text:style-name="T20">Then:</text:span><text:bookmark text:name="docs-internal-guid-50d149bd-44e2-1aa2-6667-6f0a5e8e784e"/><text:span text:style-name="T20"> </text:span><text:span text:style-name="T19">Stays at login page but empties all forms.</text:span></text:p>
      <text:p text:style-name="P34"><text:soft-page-break/></text:p>
      <text:p text:style-name="P34"><text:span text:style-name="T19">Name: User Signup</text:span></text:p>
      <text:p text:style-name="P36"><text:span text:style-name="T19">Scenario: The user inputs username and password in login page.</text:span></text:p>
      <text:p text:style-name="P31"><text:span text:style-name="T20">Gi</text:span><text:span text:style-name="T21">v</text:span><text:span text:style-name="T20">en: User </text:span><text:bookmark text:name="docs-internal-guid-50d149bd-44e2-ad86-261d-2f3a193168e9"/><text:span text:style-name="T19">has no account yet.</text:span></text:p>
      <text:p text:style-name="P31"><text:span text:style-name="T20">When: User </text:span><text:span text:style-name="T19">submits form</text:span></text:p>
      <text:p text:style-name="P31"><text:span text:style-name="T20">Then: </text:span><text:bookmark text:name="docs-internal-guid-50d149bd-44e3-4afb-cac6-56953b29cf56"/><text:span text:style-name="T19">Error message appears saying passwords do not match. Stays at signup page but form is emptied.</text:span></text:p>
      <text:p text:style-name="P34"/>
      <text:p text:style-name="P31"><text:span text:style-name="T20">Name: </text:span><text:bookmark text:name="docs-internal-guid-50d149bd-44e9-1254-06ad-50d72a883854"/><text:span text:style-name="T19">User Signup </text:span></text:p>
      <text:p text:style-name="P35"><text:span text:style-name="T19">Scenario: Username already exists</text:span></text:p>
      <text:p text:style-name="P31"><text:span text:style-name="T20">Gi</text:span><text:span text:style-name="T21">v</text:span><text:span text:style-name="T20">en: </text:span><text:bookmark text:name="docs-internal-guid-50d149bd-44e9-6503-ee4d-988f21e90124"/><text:span text:style-name="T19">Username and password</text:span></text:p>
      <text:p text:style-name="P31"><text:span text:style-name="T20">When: </text:span><text:span text:style-name="T21">User </text:span><text:bookmark text:name="docs-internal-guid-50d149bd-44e9-92fa-8e66-53ee454b7130"/><text:span text:style-name="T19">inputs and the submits</text:span></text:p>
      <text:p text:style-name="P32"><text:span text:style-name="T21">Then: </text:span><text:bookmark text:name="docs-internal-guid-50d149bd-44e9-bad0-67a5-bba7c36845ae"/><text:span text:style-name="T19">Error message appears saying username already exists. Stays at signup page but form is emptied.</text:span></text:p>
      <text:p text:style-name="P32"><text:span text:style-name="T19"/></text:p>
      <text:p text:style-name="P34"><text:span text:style-name="T19">Name: </text:span><text:span text:style-name="T21">Password Reset</text:span></text:p>
      <text:p text:style-name="P31"><text:span text:style-name="T20">Scenario: </text:span><text:bookmark text:name="docs-internal-guid-50d149bd-44eb-4e4c-790c-6f4186b53b0d"/><text:span text:style-name="T19">Update Profile Settings - Change of password</text:span></text:p>
      <text:p text:style-name="P31"><text:span text:style-name="T20">Gi</text:span><text:span text:style-name="T21">v</text:span><text:span text:style-name="T20">en: </text:span><text:span text:style-name="T21">User</text:span><text:span text:style-name="T19"> wants to change password.</text:span></text:p>
      <text:p text:style-name="P31"><text:span text:style-name="T20">When: </text:span><text:span text:style-name="T21">User</text:span><text:span text:style-name="T19"> inputs and submits</text:span><text:span text:style-name="T20">.</text:span></text:p>
      <text:p text:style-name="P32"><text:span text:style-name="T21">Then: </text:span><text:bookmark text:name="docs-internal-guid-50d149bd-44ec-194f-f6c3-7475c94c29ed"/><text:span text:style-name="T19">User’s password is changed to the new password inputted.</text:span></text:p>
      <text:p text:style-name="P37"><text:span text:style-name="T19"/></text:p>
      <text:p text:style-name="P6"><text:span text:style-name="T25">Name: </text:span>Login</text:p>
      <text:p text:style-name="P6">Scenario: The user input email or username and password.</text:p>
      <text:p text:style-name="P6">Given: The user is already registered. </text:p>
      <text:p text:style-name="P6">When: The user successfully login.</text:p>
      <text:p text:style-name="P6">Then: The user will be redirected to the homepage.</text:p>
      <text:p text:style-name="P6"/>
      <text:p text:style-name="P6"><text:soft-page-break/><text:span text:style-name="T25">Name: </text:span>Sign up</text:p>
      <text:p text:style-name="P6">Scenario: The user has no account.</text:p>
      <text:p text:style-name="P6">Given: The user fill up registration form.</text:p>
      <text:p text:style-name="P6">When: The user fill up the form completely.</text:p>
      <text:p text:style-name="P6">Then: The system display message “Successfully Registered” and will be redirected to the login page. </text:p>
      <text:p text:style-name="P6"/>
      <text:p text:style-name="P6"><text:span text:style-name="T25">Name: </text:span>Change password</text:p>
      <text:p text:style-name="P6">Scenario: The user want to change password.</text:p>
      <text:p text:style-name="P6">Given: The user has already logged in.</text:p>
      <text:p text:style-name="P6">When: The user input <text:s/>the old password correctly.</text:p>
      <text:p text:style-name="P6">Then: The user can enter new password.</text:p>
      <text:p text:style-name="P6"/>
      <text:p text:style-name="P6"><text:span text:style-name="T25">Name: </text:span>Forget password</text:p>
      <text:p text:style-name="P6">Scenario: The user <text:span text:style-name="T29">is about to login.</text:span></text:p>
      <text:p text:style-name="P6">Given: <text:span text:style-name="T29">The user is already registered.</text:span></text:p>
      <text:p text:style-name="P6">When: <text:span text:style-name="T29">The user input his/her email and new password.</text:span></text:p>
      <text:p text:style-name="P6">Then: <text:span text:style-name="T29">The system will send a verification code through email and use the code to login.</text:span></text:p>
      <text:p text:style-name="P6"/>
      <text:p text:style-name="P7"><text:span text:style-name="T25">Name: </text:span>Diagnosis</text:p>
      <text:p text:style-name="P7">Scenari<text:span text:style-name="T30">o: Should show the possible sickness.</text:span></text:p>
      <text:p text:style-name="P7">Given: <text:span text:style-name="T30">The user has already take the examination.</text:span></text:p>
      <text:p text:style-name="P7">When: <text:span text:style-name="T30">The system already collected all the medical record.</text:span></text:p>
      <text:p text:style-name="P7">Then: <text:span text:style-name="T30">The system will be able to show the five possible disease.</text:span></text:p>
      <text:p text:style-name="P7"/>
      <text:p text:style-name="P8"><text:span text:style-name="T25">Name: </text:span>Examination</text:p>
      <text:p text:style-name="P7">Scenario: <text:span text:style-name="T30">The user wants to have a health check up.</text:span></text:p>
      <text:p text:style-name="P7">Given: <text:span text:style-name="T30">The user feel disturbing.</text:span></text:p>
      <text:p text:style-name="P7"><text:soft-page-break/>When: <text:span text:style-name="T30">The user already finish answering all the questions.</text:span></text:p>
      <text:p text:style-name="P7">Then: <text:span text:style-name="T30">The system will redirect the user to the diagnosis page.</text:span></text:p>
      <text:p text:style-name="P7"/>
      <text:p text:style-name="P9"><text:span text:style-name="T25">Name: </text:span>History Analysis</text:p>
      <text:p text:style-name="P7">Scenario: <text:span text:style-name="T31">The user wants to view <text:s/>previous medical records.</text:span></text:p>
      <text:p text:style-name="P7">Given: <text:span text:style-name="T31">The user already take the examination.</text:span></text:p>
      <text:p text:style-name="P7">When: <text:span text:style-name="T31">The user click the history button.</text:span></text:p>
      <text:p text:style-name="P7">Then: <text:span text:style-name="T31">The user can view the previous medical records.</text:span></text:p>
      <text:p text:style-name="P7"/>
      <text:p text:style-name="P9"><text:span text:style-name="T25">Name: </text:span>Health Tips</text:p>
      <text:p text:style-name="P7">Scenario: <text:span text:style-name="T31">The system suggest health tips.</text:span></text:p>
      <text:p text:style-name="P7">Given: <text:span text:style-name="T31">The user already take the examination.</text:span></text:p>
      <text:p text:style-name="P7">When: <text:span text:style-name="T31">The system has already given its diagnosis.</text:span></text:p>
      <text:p text:style-name="P38"><text:span text:style-name="T19">Then: </text:span><text:span text:style-name="T22">The user can view the suggested health tip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2" svg:font-family="'Times New Roman'"/>
    <style:font-face style:name="Times New Roman1" svg:font-family="'Times New Roman'" style:font-family-generic="roman"/>
    <style:font-face style:name="FreeSans1" svg:font-family="FreeSans" style:font-family-generic="swiss"/>
    <style:font-face style:name="Calibri" svg:font-family="Calibri" style:font-family-generic="roman" style:font-pitch="variable"/>
    <style:font-face style:name="FreeSerif" svg:font-family="Free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cm" fo:margin-bottom="0.282cm" style:contextual-spacing="false" fo:line-height="107%"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ist12Level0" style:num-suffix="." style:num-format="1">
        <style:list-level-properties text:space-before="0.635cm" text:min-label-width="0.635cm"/>
      </text:list-level-style-number>
      <text:list-level-style-number text:level="2" text:style-name="List12Level1" style:num-suffix="." style:num-format="a">
        <style:list-level-properties text:space-before="1.905cm" text:min-label-width="0.635cm"/>
      </text:list-level-style-number>
      <text:list-level-style-number text:level="3" text:style-name="List12Level2" style:num-suffix="." style:num-format="i">
        <style:list-level-properties text:space-before="3.492cm" text:min-label-width="0.318cm"/>
      </text:list-level-style-number>
      <text:list-level-style-number text:level="4" text:style-name="List12Level3" style:num-suffix="." style:num-format="1">
        <style:list-level-properties text:space-before="4.445cm" text:min-label-width="0.635cm"/>
      </text:list-level-style-number>
      <text:list-level-style-number text:level="5" text:style-name="List12Level4" style:num-suffix="." style:num-format="a">
        <style:list-level-properties text:space-before="5.715cm" text:min-label-width="0.635cm"/>
      </text:list-level-style-number>
      <text:list-level-style-number text:level="6" text:style-name="List12Level5" style:num-suffix="." style:num-format="i">
        <style:list-level-properties text:space-before="7.302cm" text:min-label-width="0.318cm"/>
      </text:list-level-style-number>
      <text:list-level-style-number text:level="7" text:style-name="List12Level6" style:num-suffix="." style:num-format="1">
        <style:list-level-properties text:space-before="8.255cm" text:min-label-width="0.635cm"/>
      </text:list-level-style-number>
      <text:list-level-style-number text:level="8" text:style-name="List12Level7" style:num-suffix="." style:num-format="a">
        <style:list-level-properties text:space-before="9.525cm" text:min-label-width="0.635cm"/>
      </text:list-level-style-number>
      <text:list-level-style-number text:level="9" text:style-name="List12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text:list-level-style-bullet>
      <text:list-level-style-bullet text:level="2" text:style-name="List7Level1" text:bullet-char="○">
        <style:list-level-properties text:space-before="1.905cm" text:min-label-width="0.635cm"/>
      </text:list-level-style-bullet>
      <text:list-level-style-bullet text:level="3" text:style-name="List7Level2" text:bullet-char="■">
        <style:list-level-properties text:space-before="3.492cm" text:min-label-width="0.318cm"/>
      </text:list-level-style-bullet>
      <text:list-level-style-bullet text:level="4" text:style-name="List7Level3" text:bullet-char="●">
        <style:list-level-properties text:space-before="4.445cm" text:min-label-width="0.635cm"/>
      </text:list-level-style-bullet>
      <text:list-level-style-bullet text:level="5" text:style-name="List7Level4" text:bullet-char="○">
        <style:list-level-properties text:space-before="5.715cm" text:min-label-width="0.635cm"/>
      </text:list-level-style-bullet>
      <text:list-level-style-bullet text:level="6" text:style-name="List7Level5" text:bullet-char="■">
        <style:list-level-properties text:space-before="7.302cm" text:min-label-width="0.318cm"/>
      </text:list-level-style-bullet>
      <text:list-level-style-bullet text:level="7" text:style-name="List7Level6" text:bullet-char="●">
        <style:list-level-properties text:space-before="8.255cm" text:min-label-width="0.635cm"/>
      </text:list-level-style-bullet>
      <text:list-level-style-bullet text:level="8" text:style-name="List7Level7" text:bullet-char="○">
        <style:list-level-properties text:space-before="9.525cm" text:min-label-width="0.635cm"/>
      </text:list-level-style-bullet>
      <text:list-level-style-bullet text:level="9" text:style-name="List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text:list-level-style-bullet>
      <text:list-level-style-bullet text:level="2" text:style-name="List8Level1" text:bullet-char="○">
        <style:list-level-properties text:space-before="1.905cm" text:min-label-width="0.635cm"/>
      </text:list-level-style-bullet>
      <text:list-level-style-bullet text:level="3" text:style-name="List8Level2" text:bullet-char="■">
        <style:list-level-properties text:space-before="3.492cm" text:min-label-width="0.318cm"/>
      </text:list-level-style-bullet>
      <text:list-level-style-bullet text:level="4" text:style-name="List8Level3" text:bullet-char="●">
        <style:list-level-properties text:space-before="4.445cm" text:min-label-width="0.635cm"/>
      </text:list-level-style-bullet>
      <text:list-level-style-bullet text:level="5" text:style-name="List8Level4" text:bullet-char="○">
        <style:list-level-properties text:space-before="5.715cm" text:min-label-width="0.635cm"/>
      </text:list-level-style-bullet>
      <text:list-level-style-bullet text:level="6" text:style-name="List8Level5" text:bullet-char="■">
        <style:list-level-properties text:space-before="7.302cm" text:min-label-width="0.318cm"/>
      </text:list-level-style-bullet>
      <text:list-level-style-bullet text:level="7" text:style-name="List8Level6" text:bullet-char="●">
        <style:list-level-properties text:space-before="8.255cm" text:min-label-width="0.635cm"/>
      </text:list-level-style-bullet>
      <text:list-level-style-bullet text:level="8" text:style-name="List8Level7" text:bullet-char="○">
        <style:list-level-properties text:space-before="9.525cm" text:min-label-width="0.635cm"/>
      </text:list-level-style-bullet>
      <text:list-level-style-bullet text:level="9" text:style-name="List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text:list-level-style-bullet>
      <text:list-level-style-bullet text:level="2" text:style-name="List9Level1" text:bullet-char="○">
        <style:list-level-properties text:space-before="1.905cm" text:min-label-width="0.635cm"/>
      </text:list-level-style-bullet>
      <text:list-level-style-bullet text:level="3" text:style-name="List9Level2" text:bullet-char="■">
        <style:list-level-properties text:space-before="3.492cm" text:min-label-width="0.318cm"/>
      </text:list-level-style-bullet>
      <text:list-level-style-bullet text:level="4" text:style-name="List9Level3" text:bullet-char="●">
        <style:list-level-properties text:space-before="4.445cm" text:min-label-width="0.635cm"/>
      </text:list-level-style-bullet>
      <text:list-level-style-bullet text:level="5" text:style-name="List9Level4" text:bullet-char="○">
        <style:list-level-properties text:space-before="5.715cm" text:min-label-width="0.635cm"/>
      </text:list-level-style-bullet>
      <text:list-level-style-bullet text:level="6" text:style-name="List9Level5" text:bullet-char="■">
        <style:list-level-properties text:space-before="7.302cm" text:min-label-width="0.318cm"/>
      </text:list-level-style-bullet>
      <text:list-level-style-bullet text:level="7" text:style-name="List9Level6" text:bullet-char="●">
        <style:list-level-properties text:space-before="8.255cm" text:min-label-width="0.635cm"/>
      </text:list-level-style-bullet>
      <text:list-level-style-bullet text:level="8" text:style-name="List9Level7" text:bullet-char="○">
        <style:list-level-properties text:space-before="9.525cm" text:min-label-width="0.635cm"/>
      </text:list-level-style-bullet>
      <text:list-level-style-bullet text:level="9" text:style-name="List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text:list-level-style-bullet>
      <text:list-level-style-bullet text:level="2" text:style-name="List10Level1" text:bullet-char="○">
        <style:list-level-properties text:space-before="1.905cm" text:min-label-width="0.635cm"/>
      </text:list-level-style-bullet>
      <text:list-level-style-bullet text:level="3" text:style-name="List10Level2" text:bullet-char="■">
        <style:list-level-properties text:space-before="3.492cm" text:min-label-width="0.318cm"/>
      </text:list-level-style-bullet>
      <text:list-level-style-bullet text:level="4" text:style-name="List10Level3" text:bullet-char="●">
        <style:list-level-properties text:space-before="4.445cm" text:min-label-width="0.635cm"/>
      </text:list-level-style-bullet>
      <text:list-level-style-bullet text:level="5" text:style-name="List10Level4" text:bullet-char="○">
        <style:list-level-properties text:space-before="5.715cm" text:min-label-width="0.635cm"/>
      </text:list-level-style-bullet>
      <text:list-level-style-bullet text:level="6" text:style-name="List10Level5" text:bullet-char="■">
        <style:list-level-properties text:space-before="7.302cm" text:min-label-width="0.318cm"/>
      </text:list-level-style-bullet>
      <text:list-level-style-bullet text:level="7" text:style-name="List10Level6" text:bullet-char="●">
        <style:list-level-properties text:space-before="8.255cm" text:min-label-width="0.635cm"/>
      </text:list-level-style-bullet>
      <text:list-level-style-bullet text:level="8" text:style-name="List10Level7" text:bullet-char="○">
        <style:list-level-properties text:space-before="9.525cm" text:min-label-width="0.635cm"/>
      </text:list-level-style-bullet>
      <text:list-level-style-bullet text:level="9" text:style-name="List1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0.635cm"/>
      </text:list-level-style-bullet>
      <text:list-level-style-bullet text:level="2" text:style-name="List11Level1" text:bullet-char="○">
        <style:list-level-properties text:space-before="1.905cm" text:min-label-width="0.635cm"/>
      </text:list-level-style-bullet>
      <text:list-level-style-bullet text:level="3" text:style-name="List11Level2" text:bullet-char="■">
        <style:list-level-properties text:space-before="3.492cm" text:min-label-width="0.318cm"/>
      </text:list-level-style-bullet>
      <text:list-level-style-bullet text:level="4" text:style-name="List11Level3" text:bullet-char="●">
        <style:list-level-properties text:space-before="4.445cm" text:min-label-width="0.635cm"/>
      </text:list-level-style-bullet>
      <text:list-level-style-bullet text:level="5" text:style-name="List11Level4" text:bullet-char="○">
        <style:list-level-properties text:space-before="5.715cm" text:min-label-width="0.635cm"/>
      </text:list-level-style-bullet>
      <text:list-level-style-bullet text:level="6" text:style-name="List11Level5" text:bullet-char="■">
        <style:list-level-properties text:space-before="7.302cm" text:min-label-width="0.318cm"/>
      </text:list-level-style-bullet>
      <text:list-level-style-bullet text:level="7" text:style-name="List11Level6" text:bullet-char="●">
        <style:list-level-properties text:space-before="8.255cm" text:min-label-width="0.635cm"/>
      </text:list-level-style-bullet>
      <text:list-level-style-bullet text:level="8" text:style-name="List11Level7" text:bullet-char="○">
        <style:list-level-properties text:space-before="9.525cm" text:min-label-width="0.635cm"/>
      </text:list-level-style-bullet>
      <text:list-level-style-bullet text:level="9" text:style-name="List1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editing-cycles>4</meta:editing-cycles>
    <meta:creation-date>2016-01-13T14:34:00</meta:creation-date>
    <dc:date>2016-01-15T19:36:20.498844949</dc:date>
    <meta:editing-duration>PT30M18S</meta:editing-duration>
    <meta:generator>LibreOffice/4.2.8.2$Linux_X86_64 LibreOffice_project/420m0$Build-2</meta:generator>
    <meta:document-statistic meta:table-count="0" meta:image-count="0" meta:object-count="0" meta:page-count="10" meta:paragraph-count="216" meta:word-count="1614" meta:character-count="9566" meta:non-whitespace-character-count="816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